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ágrafodaLista" style:list-style-name="LFO1" style:family="paragraph"/>
    <style:style style:name="P8" style:parent-style-name="ParágrafodaLista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ParágrafodaLista" style:list-style-name="LFO1" style:family="paragraph"/>
    <style:style style:name="P11" style:parent-style-name="ParágrafodaLista" style:list-style-name="LFO1" style:family="paragraph"/>
    <style:style style:name="P12" style:parent-style-name="ParágrafodaLista" style:list-style-name="LFO1" style:family="paragraph"/>
    <style:style style:name="P13" style:parent-style-name="ParágrafodaLista" style:list-style-name="LFO1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ágrafodaLista" style:list-style-name="LFO1" style:family="paragraph"/>
    <style:style style:name="P16" style:parent-style-name="ParágrafodaLista" style:list-style-name="LFO1" style:family="paragraph"/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ParágrafodaLista" style:list-style-name="LFO1" style:family="paragraph"/>
    <style:style style:name="P1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" style:parent-style-name="ParágrafodaLista" style:list-style-name="LFO1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ParágrafodaLista" style:list-style-name="LFO1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ParágrafodaLista" style:list-style-name="LFO1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ParágrafodaLista" style:list-style-name="LFO1" style:family="paragraph"/>
  </office:automatic-styles>
  <office:body>
    <office:text text:use-soft-page-breaks="true">
      <text:p text:style-name="P1"/>
      <text:p text:style-name="Normal"/>
      <text:p text:style-name="Normal">Briefing:</text:p>
      <text:p text:style-name="Normal"/>
      <text:p text:style-name="P2">OBJETIVOS DO PROJETO:</text:p>
      <text:list text:style-name="LFO1" text:continue-numbering="true">
        <text:list-item>
          <text:p text:style-name="P3">Criar uma consultoria de cibersegurança voltada para o usuário leigo de empresas, em uma linguagem simples e didática, voltada para pessoas que não tem uma formação na área de tecnologia.</text:p>
        </text:list-item>
        <text:list-item>
          <text:p text:style-name="P4">A<text:s/>consultoria tem como objetivo criar uma ponte entre o conhecimento técnico em cibersegurança e o usuário leigo que utiliza ou carrega dados sensíveis da empresa.</text:p>
        </text:list-item>
        <text:list-item>
          <text:p text:style-name="P5">Adequar a empresa do consultante a norma ISSO 27001.</text:p>
        </text:list-item>
      </text:list>
      <text:p text:style-name="P6">PÚBLICO-ALVO:</text:p>
      <text:list text:style-name="LFO1" text:continue-numbering="true">
        <text:list-item>
          <text:p text:style-name="P7">Empresas interessadas em treinar seus funcionários em medidas de proteção de ataques cibernéticos. Em especial o usuário leigo não especializado em tecnologia que carrega dados sensíveis da empresa.</text:p>
        </text:list-item>
        <text:list-item>
          <text:p text:style-name="P8">Usuários leigos interessados em ampliar os conhecimentos em cibersegurança.</text:p>
        </text:list-item>
      </text:list>
      <text:p text:style-name="ParágrafodaLista"/>
      <text:p text:style-name="P9">REQUESITOS E FUNCIONALIDADES:</text:p>
      <text:list text:style-name="LFO1" text:continue-numbering="true">
        <text:list-item>
          <text:p text:style-name="P10">A consultoria deve ter uma metodologia de testes com simulações de ataques de malwares.</text:p>
        </text:list-item>
        <text:list-item>
          <text:p text:style-name="P11">A consultoria utilizará de palestras e encontros de treinamento.</text:p>
        </text:list-item>
        <text:list-item>
          <text:p text:style-name="P12">A consultoria irá realizar um relatório das vulnerabilidades encontradas na área de cibersegurança da empresa, e um novo relatório após a consultoria.</text:p>
        </text:list-item>
        <text:list-item>
          <text:p text:style-name="P13">Dar um suporte pós-venda com sugestões e medidas de prevenção para cyber ataques.</text:p>
        </text:list-item>
      </text:list>
      <text:p text:style-name="ParágrafodaLista"/>
      <text:p text:style-name="P14">RECURSOS UTILIZADOS:</text:p>
      <text:list text:style-name="LFO1" text:continue-numbering="true">
        <text:list-item>
          <text:p text:style-name="P15">Os recursos humanos utilizados na nossa consultoria seremos nós como especialistas em cibersegurança.</text:p>
        </text:list-item>
        <text:list-item>
          <text:p text:style-name="P16">Alugaremos um auditório, caso necessário, para até 50<text:s/>pessoas, onde serão realizadas as palestras de consultoria.</text:p>
        </text:list-item>
      </text:list>
      <text:p text:style-name="ParágrafodaLista"/>
      <text:soft-page-break/>
      <text:p text:style-name="P17">CRITÉRIOS DE SUCESSO:</text:p>
      <text:list text:style-name="LFO1" text:continue-numbering="true">
        <text:list-item>
          <text:p text:style-name="P18">Consideramos um sucesso se 50% dos consultantes apresentar melhoras significativas nas práticas de segurança digital.</text:p>
        </text:list-item>
      </text:list>
      <text:p text:style-name="P19">COMUNICAÇÃO:</text:p>
      <text:list text:style-name="LFO1" text:continue-numbering="true">
        <text:list-item>
          <text:p text:style-name="P20">Na questão de divulgação da nossa consultoria, criaremos um site da empresa, páginas nas redes sociais, canal do Youtube.</text:p>
        </text:list-item>
      </text:list>
      <text:p text:style-name="P21">REDUÇÃO DE RISCOS:</text:p>
      <text:list text:style-name="LFO1" text:continue-numbering="true">
        <text:list-item>
          <text:p text:style-name="P22">O principal risco do nosso modelo de negócio é a concorrência.</text:p>
        </text:list-item>
      </text:list>
      <text:p text:style-name="P23">SELEÇÃO DA EQUIPA</text:p>
      <text:list text:style-name="LFO1" text:continue-numbering="true">
        <text:list-item>
          <text:p text:style-name="P24">A equipa será composto por 3 especialistas em cibersegurança, 2<text:s/>programadores, 1 designer gráfico, scrum master, 1 engenheiro de software, 1 profissional de marketing, 1 especialista em QA, 1 Analista de sistemas, 1 product owner.</text:p>
        </text:list-item>
      </text:list>
      <text:p text:style-name="Normal"/>
      <text:p text:style-name="P25">SERVIÇO</text:p>
      <text:list text:style-name="LFO1" text:continue-numbering="true">
        <text:list-item>
          <text:p text:style-name="P26">Treinar usuários de dados sensíveis com um software de treinamento especializado em cybersegurança. Esse serviço será dividido em “subserviços” que serão Aulas, Simulações e Testes.</text:p>
        </text:list-item>
      </text:list>
      <text:p text:style-name="ParágrafodaLista"/>
      <text:p text:style-name="ParágrafodaLista">Nota: Por um motivo de simplificação escolhemos nos focar no serviço de teste.</text:p>
      <text:p text:style-name="ParágrafodaLista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drigo baltazar</meta:initial-creator>
    <dc:creator>rodrigo baltazar</dc:creator>
    <meta:creation-date>2024-10-23T11:47:00Z</meta:creation-date>
    <dc:date>2024-10-23T11:47:00Z</dc:date>
    <meta:template xlink:href="Normal" xlink:type="simple"/>
    <meta:editing-cycles>2</meta:editing-cycles>
    <meta:editing-duration>PT480S</meta:editing-duration>
    <meta:document-statistic meta:page-count="2" meta:paragraph-count="4" meta:word-count="353" meta:character-count="2260" meta:row-count="15" meta:non-whitespace-character-count="1911"/>
  </office:meta>
</office:document-meta>
</file>